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ans-serif"/>
    <style:font-face style:name="Geneva" svg:font-family="Genev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cumin-pro" svg:font-family="acumin-pro"/>
  </office:font-face-decls>
  <office:automatic-styles>
    <style:style style:name="P1" style:family="paragraph" style:parent-style-name="Heading_20_3">
      <style:paragraph-properties fo:margin-left="0in" fo:margin-right="0in" fo:margin-top="0in" fo:margin-bottom="0.1083in" style:contextual-spacing="false" style:line-height-at-least="0.15in" fo:text-align="start" style:justify-single-word="false" fo:orphans="2" fo:widows="2" fo:text-indent="0in" style:auto-text-indent="false"/>
      <style:text-properties fo:font-variant="normal" fo:text-transform="none" fo:color="#000000" loext:opacity="100%" style:font-name="Geneva" fo:font-size="12pt" fo:letter-spacing="normal" fo:font-style="normal" fo:font-weight="bold"/>
    </style:style>
    <style:style style:name="P2" style:family="paragraph" style:parent-style-name="Text_20_body">
      <style:paragraph-properties fo:margin-left="0in" fo:margin-right="0in" fo:margin-top="0in" fo:margin-bottom="0.1083in" style:contextual-spacing="false" style:line-height-at-least="0.2165in" fo:text-align="start" style:justify-single-word="false" fo:orphans="2" fo:widows="2" fo:text-indent="0in" style:auto-text-indent="false"/>
      <style:text-properties fo:font-variant="normal" fo:text-transform="none" fo:color="#212529" loext:opacity="100%" style:font-name="Geneva" fo:font-size="10.8000001907349pt" fo:letter-spacing="normal" fo:font-style="normal" fo:font-weight="bold"/>
    </style:style>
    <style:style style:name="P3" style:family="paragraph" style:parent-style-name="Text_20_body" style:list-style-name="L1">
      <style:paragraph-properties fo:margin-top="0in" fo:margin-bottom="0.1965in" style:contextual-spacing="false" style:line-height-at-least="0.15in" fo:text-align="start" style:justify-single-word="false" fo:orphans="2" fo:widows="2"/>
      <style:text-properties fo:font-variant="normal" fo:text-transform="none" fo:color="#212529" loext:opacity="100%" style:font-name="Calibri" fo:font-size="12pt" fo:letter-spacing="normal" fo:font-style="normal" fo:font-weight="normal"/>
    </style:style>
    <style:style style:name="P4" style:family="paragraph" style:parent-style-name="Text_20_body" style:list-style-name="L1">
      <style:paragraph-properties fo:margin-top="0in" fo:margin-bottom="0.1083in" style:contextual-spacing="false" style:line-height-at-least="0.15in" fo:text-align="start" style:justify-single-word="false" fo:orphans="2" fo:widows="2"/>
      <style:text-properties fo:font-variant="normal" fo:text-transform="none" fo:color="#212529" loext:opacity="100%" style:font-name="Calibri" fo:font-size="12pt" fo:letter-spacing="normal" fo:font-style="normal" fo:font-weight="normal"/>
    </style:style>
    <style:style style:name="P5" style:family="paragraph" style:parent-style-name="Text_20_body" style:list-style-name="L1">
      <style:paragraph-properties fo:margin-top="0in" fo:margin-bottom="0.1965in" style:contextual-spacing="false" style:line-height-at-least="0.1083in" fo:text-align="start" style:justify-single-word="false" fo:orphans="2" fo:widows="2"/>
      <style:text-properties fo:font-variant="normal" fo:text-transform="none" fo:color="#212529" loext:opacity="100%" style:font-name="Calibri" fo:font-size="12pt" fo:letter-spacing="normal" fo:font-style="normal" fo:font-weight="normal"/>
    </style:style>
    <style:style style:name="T1" style:family="text">
      <style:text-properties style:font-name="Geneva"/>
    </style:style>
    <style:style style:name="T2" style:family="text">
      <style:text-properties style:font-name="Geneva" fo:font-weight="bold"/>
    </style:style>
    <style:style style:name="T3" style:family="text">
      <style:text-properties style:font-name="Geneva" fo:font-size="7.19999980926514pt"/>
    </style:style>
    <style:style style:name="T4" style:family="text">
      <style:text-properties fo:font-size="7.80000019073486pt"/>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re are 16 categories of Z codes. Those items I have starred, in my opinion, represent areas of potential interest for podiatric physicians for further evaluation.</text:p>
      <text:list xml:id="list3884413269" text:style-name="L1">
        <text:list-item>
          <text:p text:style-name="P3"><text:span text:style-name="T2">*Contact/Exposure</text:span> – <text:span text:style-name="T1">These are circumstances in which the patient has come in contact with, or has been exposed to, either a communicable disease or another issue that is hazardous to his or her health.</text:span><text:span text:style-name="T3">2</text:span></text:p>
        </text:list-item>
        <text:list-item>
          <text:p text:style-name="P3"><text:span text:style-name="T2">Inoculations and vaccinations</text:span> – <text:span text:style-name="T1">This indicates that a patient encounter is for an inoculation or a vaccination. It is not the same as the procedure code for the administration of the actual vaccination.</text:span><text:span text:style-name="T3">2</text:span></text:p>
        </text:list-item>
        <text:list-item>
          <text:p text:style-name="P3"><text:span text:style-name="T2">*Status</text:span> – <text:span text:style-name="T1">These codes illustrate when a patient is either a carrier of a disease or has sequelae of a previous condition. It is not the same as “history,” as for these purposes, that suggests the patient no longer has the condition. For podiatric purposes, examples may include “retained foreign body fragments” or “acquired absence of limb.”</text:span><text:span text:style-name="T3">2</text:span></text:p>
        </text:list-item>
        <text:list-item>
          <text:p text:style-name="P3"><text:span text:style-name="T2">*History (of)</text:span> – <text:span text:style-name="T1">As I stated previously, these codes indicate when a patient used to have a certain relevant condition but does not have it any more, or, when there is a family history of a condition that warrants monitoring. Pertinent examples include personal “history of falling” or “family history of primary malignant neoplasm.”</text:span><text:span text:style-name="T3">2</text:span></text:p>
        </text:list-item>
        <text:list-item>
          <text:p text:style-name="P3"><text:span text:style-name="T2">*Screening </text:span>– <text:span text:style-name="T1">This indicates that a screening exam is planned to assist in early detection of a given condition.</text:span><text:span text:style-name="T3">2</text:span></text:p>
        </text:list-item>
        <text:list-item>
          <text:p text:style-name="P3"><text:span text:style-name="T2">*Observation</text:span> – <text:span text:style-name="T1">These are rarely used codes for observation or evaluation of conditions that have been ruled out, and when symptoms/diagnoses related to the condition do not apply.</text:span><text:span text:style-name="T3">2</text:span></text:p>
        </text:list-item>
        <text:list-item>
          <text:p text:style-name="P3"><text:span text:style-name="T2">*Aftercare</text:span> – <text:span text:style-name="T1">Clinicians may use these codes when aftercare or subsequent treatment is necessary during recovery or due to long-term consequences of a condition. There are specific codes relating to reconstruction after a surgery, fitting or adjustment of a prosthesis, adjustment/management of an implanted device and orthopedic aftercare among others.</text:span><text:span text:style-name="T3">2</text:span></text:p>
        </text:list-item>
        <text:list-item>
          <text:p text:style-name="P3"><text:span text:style-name="T2">*Follow-up</text:span> – <text:span text:style-name="T1">These codes refer to situations in which providers use follow-up visits for surveillance of a condition that no longer exists, such as in previous malignant neoplasm and postpartum care.</text:span><text:span text:style-name="T3">2</text:span></text:p>
        </text:list-item>
        <text:list-item>
          <text:p text:style-name="P3"><text:span text:style-name="T2">Donor </text:span>– <text:span text:style-name="T1">This indicates when a living individual is donating blood or body tissue for others.</text:span><text:span text:style-name="T3">2</text:span></text:p>
        </text:list-item>
        <text:list-item>
          <text:p text:style-name="P3"><text:span text:style-name="T2">*Counseling </text:span>– <text:span text:style-name="T1">This applies to when a patient or family member receives support or counseling due to an illness, injury or other family or social issue. Examples include but are not limited to genetic counseling, childbirth instruction or mental health services for victims of abuse.</text:span><text:span text:style-name="T3">2</text:span></text:p>
        </text:list-item>
        <text:list-item>
          <text:p text:style-name="P5"><text:span text:style-name="T2">Encounters for obstetrical and reproductive services</text:span><text:span text:style-name="T3">2</text:span></text:p>
        </text:list-item>
        <text:list-item>
          <text:p text:style-name="P3"><text:soft-page-break/><text:span text:style-name="T2">Newborns and infants</text:span> – <text:span text:style-name="T1">This mostly refers to child health examinations in the very young.</text:span><text:span text:style-name="T3">2</text:span></text:p>
        </text:list-item>
        <text:list-item>
          <text:p text:style-name="P3"><text:span text:style-name="T2">*Routine and administrative examinations</text:span> <text:span text:style-name="T1">- These most typically apply to routine physicals and pre-employment physicals.</text:span><text:span text:style-name="T3">2</text:span></text:p>
        </text:list-item>
        <text:list-item>
          <text:p text:style-name="P3"><text:span text:style-name="T2">*Miscellaneous Z codes </text:span>– <text:span text:style-name="T1">Some pertinent codes for podiatrists in this category apply to problems associated with education/literacy, employment or unemployment, physical environment, housing/economic circumstances, social environment or psychosocial circumstances. There is also a code (Z91.1-) that applies to “patient noncompliance with medical treatment and regimen.”</text:span><text:span text:style-name="T3">2</text:span></text:p>
        </text:list-item>
        <text:list-item>
          <text:p text:style-name="P4"><text:span text:style-name="T2">*Nonspecific Z codes</text:span> – <text:span text:style-name="T1">These rarely apply and one would only use them in circumstances when documentation does not support more precise/accurate coding.</text:span><text:span text:style-name="T3">2</text:span></text:p>
        </text:list-item>
      </text:list>
      <text:p text:style-name="P2">Clinicians can report some Z codes as a primary diagnosis. ICD-10-CM guidelines list which Z codes are reportable only as the first listed diagnosis.<text:span text:style-name="T4">2</text:span> However, most often, providers would be using the Z codes along with a primary diagnosis code that describes the illness or injury. As the Z code falls under the category labeled “Factors influencing health status and contact with health services,” applying these Z codes correctly would improve claims accuracy and specificity, and help establish medical necessity for treatment. As status codes may affect the course of treatment and its outcome, one may also employ these codes to track public health issues.</text:p>
      <text:h text:style-name="P1" text:outline-level="3">When Patients Have Conditions Related To Natural Disasters</text:h>
      <text:p text:style-name="P2">The Centers for Disease Control and Prevention (CDC) also offers coding guidance linked to current events on its website. For example, earlier this year, the CDC documented a reminder on how to assign X and Z codes for patients needing treatment for conditions connected to hurricanes. Clinicians who practice in areas more prone to natural disasters such as hurricanes may want to check the resources available on the CDC website.<text:span text:style-name="T4">3</text:span></text:p>
      <text:h text:style-name="P1" text:outline-level="3">The Importance Of Z Codes: Looking To The Future</text:h>
      <text:p text:style-name="P2">As we move deeper into the Merit-based Incentive Payment System (MIPS) program, outcomes and costs related to our services will be scrutinized further. I contend that using Z codes to report patients not following instructions, not taking medications as prescribed or skipping dosing (which can affect the outcome and their medical status) helps to show the thorough care and follow up we provide. This is also true when we include Z codes for things such as long-term use of insulin (Z79.4).</text:p>
      <text:p text:style-name="P2">I have often received questions regarding the use of evaluation and management services or follow-up care along with a procedure, such as wound care. Here is where a Z code may describe why the patient’s medical status worsened. If you had to change your plan, this would hopefully justify the medical necessity for further workup and increased decision making along with the care of the wound (debridement) on that particular day. It just helps to paint the picture of what happened to our patient and the work we put into treating the patient the best way.</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ans-serif"/>
    <style:font-face style:name="Geneva" svg:font-family="Genev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cumin-pro" svg:font-family="acumin-pr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3T14:42:00.866000000</dc:date>
    <meta:editing-duration>PT33S</meta:editing-duration>
    <meta:editing-cycles>1</meta:editing-cycles>
    <meta:document-statistic meta:table-count="0" meta:image-count="0" meta:object-count="0" meta:page-count="3" meta:paragraph-count="22" meta:word-count="869" meta:character-count="5520" meta:non-whitespace-character-count="4675"/>
    <meta:generator>LibreOffice/7.2.4.1$Windows_X86_64 LibreOffice_project/27d75539669ac387bb498e35313b970b7fe9c4f9</meta:generator>
  </office:meta>
</office:document-meta>
</file>